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Backtracking</text:p>
      <text:p text:style-name="P1"/>
      <text:p text:style-name="P2">AED-Brais López Yáñez</text:p>
      <text:p text:style-name="P2"/>
      <text:p text:style-name="P2"/>
      <text:p text:style-name="P2"/>
      <text:p text:style-name="P2"/>
      <text:p text:style-name="P3">Objectivo: <text:span text:style-name="T1">implementación en C de la estrategia de vuelta atrás o </text:span><text:span text:style-name="T4">Backtracking</text:span><text:span text:style-name="T1"> para resolución del problema de asignación de tareas a personas, explicando las conclusiones en cuanto a la complejidad de la taréa.</text:span></text:p>
      <text:p text:style-name="P3"><text:span text:style-name="T1"/></text:p>
      <text:p text:style-name="P3"><text:span text:style-name="T1"/></text:p>
      <text:p text:style-name="P3">Definición:<text:span text:style-name="T1"> </text:span><text:span text:style-name="T4">Backtracking</text:span><text:span text:style-name="T1"> o búsqueda de vuelta atrás es una técnica de programación para hacer una búsqueda exhaustiva y sistemática a través de todas las configuraciones posibles de búsqueda. Es decir, siempre encuentra la solución, ya que si no la encuentra vuelve al punto de inicio y trata de buscar el camino correcto hasta encontrarla, si no hay más posibilidades de elección la búsqueda termina. Para la implentación de </text:span><text:span text:style-name="T4">Backtracking</text:span><text:span text:style-name="T1"> se usan llamadas a funciones recursivas, probando con todos los valores posibles y manteniendo aquella que ha tenido éxito en las siguientes llamadas recursivas.</text:span></text:p>
      <text:p text:style-name="P3"><text:span text:style-name="T1"/></text:p>
      <text:p text:style-name="P3"><text:span text:style-name="T1">El algoritmo de backtracking está muy relacionado con la búsqueda combinatoria, de estos los problemas a considerar son: problemas de decisión y problemas de optimización.</text:span></text:p>
      <text:p text:style-name="P3"><text:span text:style-name="T1"/></text:p>
      <text:p text:style-name="P3"><text:span text:style-name="T1"/></text:p>
      <text:p text:style-name="P3">Complejidad: <text:span text:style-name="T1">en el primer nivel tenemos n posibilidades, en el segundo n-1, y así hasta llegar al nivel n, que tendría 1 posibilidad. Por lo tanto en nuestro problema de asignación de taréas, cuando n=3. Tenemos 3 posibilidades para la primera asignación, 2 para la segunda asignación, y 1 para la tercera. Por lo tanto podemos afirmar y decir que la complejidad del algoritmo de </text:span><text:span text:style-name="T4">Backtracking</text:span><text:span text:style-name="T1"> para asignación de personas es</text:span><text:span text:style-name="T2"> n!</text:span><text:span text:style-name="T1">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Conclusiones:<text:span text:style-name="T1"> el algoritmo sigue siendo muy ineficiente. Aunque garantiza la solución óptima, para mejorar el tiempo habría que aplicar una poda según el criterio de optimiz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21:59:43.02</meta:creation-date>
    <dc:date>2012-12-19T23:05:15.71</dc:date>
    <meta:editing-duration>PT4M5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254" meta:character-count="1630"/>
  </office:meta>
</office:document-meta>
</file>